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0pt" style:font-size-asian="10pt" style:font-size-complex="10pt"/>
    </style:style>
    <style:style style:name="P2" style:family="paragraph" style:parent-style-name="Standard">
      <style:text-properties style:font-name="Consolas" fo:font-size="10pt" officeooo:rsid="00122a29" officeooo:paragraph-rsid="00122a29" style:font-size-asian="10pt" style:font-size-complex="10pt"/>
    </style:style>
    <style:style style:name="P3" style:family="paragraph" style:parent-style-name="Standard">
      <style:text-properties fo:color="#000000" style:font-name="Consolas" fo:font-size="10pt" style:font-size-asian="10pt" style:font-size-complex="10pt"/>
    </style:style>
    <style:style style:name="P4" style:family="paragraph" style:parent-style-name="Standard">
      <style:text-properties fo:color="#000000" style:font-name="Consolas" fo:font-size="10pt" officeooo:rsid="001339c8" officeooo:paragraph-rsid="001339c8" style:font-size-asian="10pt" style:font-size-complex="10pt"/>
    </style:style>
    <style:style style:name="P5" style:family="paragraph" style:parent-style-name="Standard">
      <style:text-properties fo:color="#000000" style:font-name="Consolas" fo:font-size="10pt" officeooo:paragraph-rsid="0013a681" style:font-size-asian="10pt" style:font-size-complex="10pt"/>
    </style:style>
    <style:style style:name="P6" style:family="paragraph" style:parent-style-name="Standard">
      <style:text-properties fo:color="#000000" style:font-name="Consolas" fo:font-size="10pt" officeooo:rsid="0013a681" officeooo:paragraph-rsid="0013a681" style:font-size-asian="10pt" style:font-size-complex="10pt"/>
    </style:style>
    <style:style style:name="P7" style:family="paragraph" style:parent-style-name="Standard">
      <style:text-properties fo:color="#000000" style:font-name="Consolas" fo:font-size="10pt" style:font-size-asian="8.75pt" style:font-size-complex="10pt"/>
    </style:style>
    <style:style style:name="P8" style:family="paragraph" style:parent-style-name="Standard">
      <style:text-properties fo:color="#000000" style:font-name="Consolas" fo:font-size="10pt" officeooo:rsid="001ae719" officeooo:paragraph-rsid="001ae719" style:font-size-asian="8.75pt" style:font-size-complex="10pt"/>
    </style:style>
    <style:style style:name="P9" style:family="paragraph" style:parent-style-name="Standard">
      <style:text-properties fo:color="#000000" style:font-name="Consolas" fo:font-size="10pt" officeooo:rsid="001ae719" officeooo:paragraph-rsid="001cc5c6" style:font-size-asian="8.75pt" style:font-size-complex="10pt"/>
    </style:style>
    <style:style style:name="P10" style:family="paragraph" style:parent-style-name="Standard">
      <style:text-properties fo:color="#000000" style:font-name="Consolas" fo:font-size="10pt" officeooo:rsid="001ae719" officeooo:paragraph-rsid="001e7332" style:font-size-asian="8.75pt" style:font-size-complex="10pt"/>
    </style:style>
    <style:style style:name="P11" style:family="paragraph" style:parent-style-name="Standard">
      <style:text-properties fo:color="#000000" style:font-name="Consolas" fo:font-size="10pt" officeooo:rsid="001ae719" officeooo:paragraph-rsid="0020392d" style:font-size-asian="8.75pt" style:font-size-complex="10pt"/>
    </style:style>
    <style:style style:name="P12" style:family="paragraph" style:parent-style-name="Standard">
      <style:text-properties fo:color="#000000" style:font-name="Consolas" fo:font-size="10pt" officeooo:paragraph-rsid="001cc5c6" style:font-size-asian="8.75pt" style:font-size-complex="10pt"/>
    </style:style>
    <style:style style:name="P13" style:family="paragraph" style:parent-style-name="Standard">
      <style:text-properties fo:color="#000000" style:font-name="Consolas" fo:font-size="10pt" officeooo:paragraph-rsid="001cc5c6" fo:background-color="transparent" style:font-size-asian="8.75pt" style:font-size-complex="10pt"/>
    </style:style>
    <style:style style:name="P14" style:family="paragraph" style:parent-style-name="Standard">
      <style:text-properties fo:color="#000000" style:font-name="Liberation Serif" fo:font-size="12pt" style:font-size-asian="10.5pt" style:font-size-complex="12pt"/>
    </style:style>
    <style:style style:name="P15" style:family="paragraph" style:parent-style-name="Standard">
      <style:text-properties fo:color="#000000" style:font-name="Liberation Serif" fo:font-size="12pt" fo:font-weight="bold" officeooo:rsid="0010b85a" officeooo:paragraph-rsid="00185b14" style:font-size-asian="10.5pt" style:font-weight-asian="bold" style:font-size-complex="12pt" style:font-weight-complex="bold"/>
    </style:style>
    <style:style style:name="P16" style:family="paragraph" style:parent-style-name="Standard">
      <style:text-properties fo:color="#000000" style:font-name="Liberation Serif" fo:font-size="12pt" fo:font-weight="bold" officeooo:rsid="0010b85a" officeooo:paragraph-rsid="0013a681" style:font-size-asian="10.5pt" style:font-weight-asian="bold" style:font-size-complex="12pt" style:font-weight-complex="bold"/>
    </style:style>
    <style:style style:name="P17" style:family="paragraph" style:parent-style-name="Standard">
      <style:text-properties fo:color="#000000" style:font-name="Liberation Serif" fo:font-size="12pt" fo:font-weight="bold" officeooo:rsid="0010b85a" officeooo:paragraph-rsid="001339c8" style:font-size-asian="10.5pt" style:font-weight-asian="bold" style:font-size-complex="12pt" style:font-weight-complex="bold"/>
    </style:style>
    <style:style style:name="P18" style:family="paragraph" style:parent-style-name="Standard">
      <style:text-properties fo:color="#000000" style:font-name="Liberation Serif" fo:font-size="12pt" fo:font-weight="bold" officeooo:rsid="0010b85a" officeooo:paragraph-rsid="001cc5c6" style:font-size-asian="10.5pt" style:font-weight-asian="bold" style:font-size-complex="12pt" style:font-weight-complex="bold"/>
    </style:style>
    <style:style style:name="P19" style:family="paragraph" style:parent-style-name="Standard">
      <style:text-properties fo:color="#000000" style:font-name="Liberation Serif" fo:font-size="12pt" fo:font-weight="bold" officeooo:rsid="0010b85a" officeooo:paragraph-rsid="001e7332" style:font-size-asian="10.5pt" style:font-weight-asian="bold" style:font-size-complex="12pt" style:font-weight-complex="bold"/>
    </style:style>
    <style:style style:name="P20" style:family="paragraph" style:parent-style-name="Standard">
      <style:text-properties fo:color="#000000" style:font-name="Liberation Serif" fo:font-size="12pt" fo:font-weight="bold" officeooo:rsid="0010b85a" officeooo:paragraph-rsid="0020392d" style:font-size-asian="10.5pt" style:font-weight-asian="bold" style:font-size-complex="12pt" style:font-weight-complex="bold"/>
    </style:style>
    <style:style style:name="P21" style:family="paragraph" style:parent-style-name="Standard">
      <style:text-properties fo:font-weight="bold" officeooo:rsid="0010b85a" officeooo:paragraph-rsid="0010b85a"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text-properties fo:color="#000000"/>
    </style:style>
    <style:style style:name="P24"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fo:color="#000000" fo:background-color="transparent"/>
    </style:style>
    <style:style style:name="P26" style:family="paragraph" style:parent-style-name="Standard">
      <style:text-properties fo:color="#000000" style:font-name="Consolas1" fo:font-size="10pt" style:font-size-asian="10pt" style:font-size-complex="10pt"/>
    </style:style>
    <style:style style:name="P27" style:family="paragraph" style:parent-style-name="Standard">
      <style:text-properties fo:color="#000000" style:font-name="Consolas1" fo:font-size="10pt" officeooo:paragraph-rsid="0013a681" style:font-size-asian="10pt" style:font-size-complex="10pt"/>
    </style:style>
    <style:style style:name="P28" style:family="paragraph" style:parent-style-name="Standard">
      <style:text-properties fo:color="#000000" style:font-name="Consolas1" fo:font-size="10pt" officeooo:rsid="001ae719" officeooo:paragraph-rsid="001ae719" style:font-size-asian="10pt" style:font-size-complex="10pt"/>
    </style:style>
    <style:style style:name="P29" style:family="paragraph" style:parent-style-name="Standard">
      <style:text-properties fo:color="#000000" style:font-name="Consolas1" fo:font-size="10pt" officeooo:rsid="001ae719" officeooo:paragraph-rsid="001cc5c6" style:font-size-asian="10pt" style:font-size-complex="10pt"/>
    </style:style>
    <style:style style:name="P30" style:family="paragraph" style:parent-style-name="Standard">
      <style:text-properties fo:color="#000000" style:font-name="Consolas1" fo:font-size="10pt" officeooo:rsid="001ae719" officeooo:paragraph-rsid="001e7332" style:font-size-asian="10pt" style:font-size-complex="10pt"/>
    </style:style>
    <style:style style:name="P31" style:family="paragraph" style:parent-style-name="Standard">
      <style:text-properties fo:color="#000000" style:font-name="Consolas1" fo:font-size="10pt" officeooo:rsid="001ae719" officeooo:paragraph-rsid="0020392d" style:font-size-asian="10pt" style:font-size-complex="10pt"/>
    </style:style>
    <style:style style:name="P32" style:family="paragraph" style:parent-style-name="Standard">
      <style:text-properties fo:color="#000000" style:font-name="Liberation Serif" fo:font-size="12pt" style:font-size-asian="10.5pt" style:font-size-complex="12pt"/>
    </style:style>
    <style:style style:name="P33" style:family="paragraph" style:parent-style-name="Standard">
      <style:text-properties fo:color="#000000" style:font-name="Liberation Serif" fo:font-size="12pt" officeooo:rsid="00231e4c" officeooo:paragraph-rsid="00231e4c" style:font-size-asian="10.5pt" style:font-size-complex="12pt"/>
    </style:style>
    <style:style style:name="P34" style:family="paragraph" style:parent-style-name="Standard">
      <style:text-properties fo:color="#000000" style:font-name="Liberation Serif" fo:font-size="12pt" officeooo:rsid="00231e4c" officeooo:paragraph-rsid="00241e63" style:font-size-asian="10.5pt" style:font-size-complex="12pt"/>
    </style:style>
    <style:style style:name="P35" style:family="paragraph" style:parent-style-name="Standard">
      <style:text-properties fo:color="#000000" style:font-name="Liberation Serif" fo:font-size="12pt" officeooo:rsid="00241e63" officeooo:paragraph-rsid="00241e63" style:font-size-asian="10.5pt" style:font-size-complex="12pt"/>
    </style:style>
    <style:style style:name="P36" style:family="paragraph" style:parent-style-name="Standard">
      <style:text-properties fo:color="#000000" style:font-name="Liberation Serif" fo:font-size="12pt" officeooo:rsid="00241e63" officeooo:paragraph-rsid="0025ceb0" style:font-size-asian="10.5pt" style:font-size-complex="12pt"/>
    </style:style>
    <style:style style:name="P37" style:family="paragraph" style:parent-style-name="Standard">
      <style:text-properties fo:color="#000000" style:font-name="Liberation Serif" fo:font-size="12pt" officeooo:rsid="0025ceb0" officeooo:paragraph-rsid="0025ceb0" style:font-size-asian="10.5pt" style:font-size-complex="12pt"/>
    </style:style>
    <style:style style:name="P38" style:family="paragraph" style:parent-style-name="Standard">
      <style:text-properties fo:color="#000000" style:font-name="Liberation Serif" fo:font-size="12pt" officeooo:rsid="00267937" officeooo:paragraph-rsid="00267937" style:font-size-asian="10.5pt" style:font-size-complex="12pt"/>
    </style:style>
    <style:style style:name="P39" style:family="paragraph" style:parent-style-name="Standard">
      <style:text-properties fo:color="#000000" style:font-name="Liberation Serif" fo:font-size="12pt" officeooo:rsid="002787c2" officeooo:paragraph-rsid="002787c2" style:font-size-asian="10.5pt" style:font-size-complex="12pt"/>
    </style:style>
    <style:style style:name="P40" style:family="paragraph" style:parent-style-name="Standard">
      <style:text-properties fo:color="#000000" style:font-name="Liberation Serif" fo:font-size="12pt" officeooo:rsid="00287418" officeooo:paragraph-rsid="00287418" style:font-size-asian="10.5pt" style:font-size-complex="12pt"/>
    </style:style>
    <style:style style:name="P41" style:family="paragraph" style:parent-style-name="Standard" style:list-style-name="L1">
      <style:text-properties fo:color="#000000" style:font-name="Liberation Serif" fo:font-size="12pt" officeooo:rsid="00287418" officeooo:paragraph-rsid="00287418" style:font-size-asian="10.5pt" style:font-size-complex="12pt"/>
    </style:style>
    <style:style style:name="P42" style:family="paragraph" style:parent-style-name="Standard">
      <style:text-properties fo:color="#000000" style:font-name="Consolas" fo:font-size="10pt" officeooo:rsid="001339c8" officeooo:paragraph-rsid="001339c8" style:font-size-asian="10pt" style:font-size-complex="10pt"/>
    </style:style>
    <style:style style:name="P43" style:family="paragraph" style:parent-style-name="Standard">
      <style:text-properties fo:color="#e0e2e4" style:font-name="Consolas1" fo:font-size="10pt" officeooo:rsid="001ae719" officeooo:paragraph-rsid="001cc5c6" style:font-size-asian="10pt" style:font-size-complex="10pt"/>
    </style:style>
    <style:style style:name="P44" style:family="paragraph" style:parent-style-name="Standard">
      <style:text-properties fo:color="#e0e2e4" style:font-name="Consolas1" fo:font-size="10pt" officeooo:rsid="001ae719" officeooo:paragraph-rsid="001e7332" style:font-size-asian="10pt" style:font-size-complex="10pt"/>
    </style:style>
    <style:style style:name="P45" style:family="paragraph" style:parent-style-name="Standard">
      <style:text-properties fo:color="#e0e2e4" style:font-name="Consolas1" fo:font-size="10pt" officeooo:rsid="001ae719" officeooo:paragraph-rsid="0020392d" style:font-size-asian="10pt" style:font-size-complex="10pt"/>
    </style:style>
    <style:style style:name="P46" style:family="paragraph" style:parent-style-name="Standard">
      <style:text-properties officeooo:rsid="0022813c" officeooo:paragraph-rsid="0022813c"/>
    </style:style>
    <style:style style:name="P47" style:family="paragraph" style:parent-style-name="Standard">
      <style:text-properties officeooo:rsid="00231e4c" officeooo:paragraph-rsid="00231e4c"/>
    </style:style>
    <style:style style:name="P48" style:family="paragraph" style:parent-style-name="Standard">
      <style:text-properties style:font-name="Consolas" fo:font-size="10pt" style:font-size-asian="10pt" style:font-size-complex="10pt"/>
    </style:style>
    <style:style style:name="P49"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000000" style:font-name="Consolas1" fo:font-size="10pt" officeooo:paragraph-rsid="001e7332" style:font-size-asian="10pt"/>
    </style:style>
    <style:style style:name="T1" style:family="text">
      <style:text-properties style:font-name="Consolas1"/>
    </style:style>
    <style:style style:name="T2" style:family="text">
      <style:text-properties style:font-name="Consolas1" fo:font-size="10pt" style:font-size-asian="10pt"/>
    </style:style>
    <style:style style:name="T3" style:family="text">
      <style:text-properties style:font-name="Consolas1" fo:font-size="10pt" officeooo:rsid="0015517f" style:font-size-asian="10pt"/>
    </style:style>
    <style:style style:name="T4" style:family="text">
      <style:text-properties style:font-name="Consolas1" fo:font-size="10pt" style:text-underline-style="solid" style:text-underline-width="auto" style:text-underline-color="font-color" style:font-size-asian="10pt"/>
    </style:style>
    <style:style style:name="T5" style:family="text">
      <style:text-properties style:font-name="Consolas1" fo:font-size="10pt" style:text-underline-style="none" style:font-size-asian="10pt"/>
    </style:style>
    <style:style style:name="T6" style:family="text">
      <style:text-properties style:font-name="Consolas1" fo:font-size="10pt" style:text-underline-style="none" officeooo:rsid="00169de8" style:font-size-asian="10pt"/>
    </style:style>
    <style:style style:name="T7" style:family="text">
      <style:text-properties style:font-name="Consolas1" fo:font-size="10pt" fo:font-style="normal" style:text-underline-style="none" style:font-size-asian="10pt" style:font-style-asian="normal" style:font-style-complex="normal"/>
    </style:style>
    <style:style style:name="T8" style:family="text">
      <style:text-properties style:font-name="Consolas1" style:font-size-asian="10pt"/>
    </style:style>
    <style:style style:name="T9" style:family="text">
      <style:text-properties style:font-name="Consolas1" style:text-underline-style="solid" style:text-underline-width="auto" style:text-underline-color="font-color" style:font-size-asian="10pt"/>
    </style:style>
    <style:style style:name="T10" style:family="text">
      <style:text-properties officeooo:rsid="0013a681"/>
    </style:style>
    <style:style style:name="T11" style:family="text">
      <style:text-properties officeooo:rsid="00185b14"/>
    </style:style>
    <style:style style:name="T12" style:family="text">
      <style:text-properties officeooo:rsid="001cc5c6"/>
    </style:style>
    <style:style style:name="T13" style:family="text">
      <style:text-properties officeooo:rsid="001e7332"/>
    </style:style>
    <style:style style:name="T14" style:family="text">
      <style:text-properties officeooo:rsid="0020392d"/>
    </style:style>
    <style:style style:name="T15" style:family="text">
      <style:text-properties fo:font-weight="bold" style:font-weight-asian="bold" style:font-weight-complex="bold"/>
    </style:style>
    <style:style style:name="T16" style:family="text">
      <style:text-properties fo:font-weight="bold" officeooo:rsid="00241e63"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41e63" style:font-weight-asian="normal" style:font-weight-complex="normal"/>
    </style:style>
    <style:style style:name="T20" style:family="text">
      <style:text-properties fo:font-weight="normal" officeooo:rsid="0025ceb0" style:font-weight-asian="normal" style:font-weight-complex="normal"/>
    </style:style>
    <style:style style:name="T21" style:family="text">
      <style:text-properties officeooo:rsid="00241e63"/>
    </style:style>
    <style:style style:name="T22" style:family="text">
      <style:text-properties officeooo:rsid="002679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blem Analysis on Usage of Descriptors for Implementation of Design by Contract</text:p>
      <text:h text:style-name="Heading_20_1" text:outline-level="1">Introduction</text:h>
      <text:p text:style-name="P46">The input data sanity checks (as in type, range, etc.) as a part of Design by Contract can be easily implemented within the body of functions thus class / instance methods. In the case of the data attributes (as fields) the same effect can be achieved by hooking the attribute access, namely the special methods __<text:span text:style-name="T15">getattribute</text:span>__() and __<text:span text:style-name="T15">setattr</text:span>__(). The drawback of such approach is that the class must be aware of the expected types and ranges of values of all relevant data attributes, for instance, by maintaining some sort of ‘template’, as it is done with the Standard Python Library module <text:span text:style-name="T17">ctypes</text:span>.</text:p>
      <text:p text:style-name="P46">On the other hand, the task of the input data sanity check can be delegated to the objects themselves, stored as attributes of their ‘parent’ object, provided that the data retrieval and update happen through the special getter / setter methods of the said classes. Since release 2.2 Python provides descriptors protocol, which serves exactly this purpose.</text:p>
      <text:p text:style-name="P46">Unfortunately, use of descriptors is not the universal way of the attributes resolution, and it has its own ‘underwater stones’, and I do not have any prior experience with them. Although there are many ‘guides’ available on-line, the majority of them is simply re-written in mostly own words ‘Descriptors HOWTO’ page from the CPython documentation (<text:span text:style-name="T15">TODO: </text:span><text:span text:style-name="T18">link). Therefore th</text:span>is problem analysis research is performed.</text:p>
      <text:h text:style-name="Heading_20_1" text:outline-level="1">Method and Results</text:h>
      <text:p text:style-name="P47">We begin with the slightly modified ‘text-book’ example from the ‘Descriptors HOWTO’. Thus, a class implementing the getter and setter descriptors (<text:span text:style-name="T15">DescriptorClass</text:span><text:span text:style-name="T18">) and its user class (</text:span><text:span text:style-name="T15">TestClass</text:span><text:span text:style-name="T18">) are created, see below.</text:span></text:p>
      <text:p text:style-name="Standard"/>
      <text:p text:style-name="P21">pa001_descriptors_test01.py</text:p>
      <text:p text:style-name="Standard"/>
      <text:p text:style-name="P1">#!/usr/bin/python</text:p>
      <text:p text:style-name="P1"/>
      <text:p text:style-name="P1">class DescriptorClass(object):</text:p>
      <text:p text:style-name="P1"><text:s text:c="4"/></text:p>
      <text:p text:style-name="P1"><text:s text:c="4"/>def __init__(self, strName, gValue):</text:p>
      <text:p text:style-name="P1"><text:s text:c="8"/>print 'Initializing {} with {} value'.format(strName, gValue)</text:p>
      <text:p text:style-name="P1"><text:s text:c="8"/>self.Name = strName</text:p>
      <text:p text:style-name="P1"><text:s text:c="8"/>self.Value = gValue</text:p>
      <text:p text:style-name="P1"><text:s text:c="4"/></text:p>
      <text:p text:style-name="P1"><text:s text:c="4"/>def __get__(self, obj, objType = None):</text:p>
      <text:p text:style-name="P1"><text:s text:c="8"/>if obj is None:</text:p>
      <text:p text:style-name="P1"><text:s text:c="12"/>strName = 'not an instance (None)'</text:p>
      <text:p text:style-name="P1"><text:s text:c="8"/>else:</text:p>
      <text:p text:style-name="P1"><text:s text:c="12"/>strName = 'instance id = {}'.format(id(obj))</text:p>
      <text:p text:style-name="P1"><text:s text:c="8"/>print 'Read access to {} by {} of {}'.format(self.Name, strName,</text:p>
      <text:p text:style-name="P1"><text:s text:c="60"/>objType.__name__)</text:p>
      <text:p text:style-name="P1"><text:s text:c="8"/>return self.Value</text:p>
      <text:p text:style-name="P1"><text:s text:c="4"/></text:p>
      <text:p text:style-name="P1"><text:s text:c="4"/>def __set__(self, obj, gValue):</text:p>
      <text:p text:style-name="P1"><text:soft-page-break/><text:s text:c="8"/>if obj is None:</text:p>
      <text:p text:style-name="P1"><text:s text:c="12"/>strName = 'not an instance (None)'</text:p>
      <text:p text:style-name="P1"><text:s text:c="8"/>else:</text:p>
      <text:p text:style-name="P1"><text:s text:c="12"/>strName = 'instance id = {}'.format(id(obj))</text:p>
      <text:p text:style-name="P1"><text:s text:c="8"/>print 'Updating {} with value {} requested by {} of {}'.format(</text:p>
      <text:p text:style-name="P1"><text:s text:c="28"/>self.Name, gValue, strName, obj.__class__.__name__)</text:p>
      <text:p text:style-name="P1"><text:s text:c="8"/>self.Value = gValue</text:p>
      <text:p text:style-name="P1"/>
      <text:p text:style-name="P1">class TestClass(object):</text:p>
      <text:p text:style-name="P1"><text:s text:c="4"/></text:p>
      <text:p text:style-name="P1"><text:s text:c="4"/>#class attributes</text:p>
      <text:p text:style-name="P1"><text:s text:c="4"/></text:p>
      <text:p text:style-name="P1"><text:s text:c="4"/>A = DescriptorClass('class attribute', 1)</text:p>
      <text:p text:style-name="P1"/>
      <text:p text:style-name="P1">#testing area</text:p>
      <text:p text:style-name="P1"/>
      <text:p text:style-name="P1">objTest1 = TestClass()</text:p>
      <text:p text:style-name="P1">objTest2 = TestClass()</text:p>
      <text:p text:style-name="P1">print objTest1.A</text:p>
      <text:p text:style-name="P1">print objTest2.A</text:p>
      <text:p text:style-name="P1">objTest1.A = 2</text:p>
      <text:p text:style-name="P1">print objTest1.A</text:p>
      <text:p text:style-name="P1">print objTest2.A</text:p>
      <text:p text:style-name="P1"/>
      <text:p text:style-name="P2">&gt;&gt;output&gt;&gt;</text:p>
      <text:p text:style-name="P1"/>
      <text:p text:style-name="P22">Initializing class attribute with 1 value</text:p>
      <text:p text:style-name="P22">Read access to class attribute by instance id = 37453384 of TestClass</text:p>
      <text:p text:style-name="P22">1</text:p>
      <text:p text:style-name="P22">Read access to class attribute by instance id = 37499512 of TestClass</text:p>
      <text:p text:style-name="P22">1</text:p>
      <text:p text:style-name="P22">Updating class attribute with value 2 requested by instance id = 37453384 of TestClass</text:p>
      <text:p text:style-name="P22">Read access to class attribute by instance id = 37453384 of TestClass</text:p>
      <text:p text:style-name="P22">2</text:p>
      <text:p text:style-name="P22">Read access to class attribute by instance id = 37499512 of TestClass</text:p>
      <text:p text:style-name="P3">2</text:p>
      <text:p text:style-name="P3"/>
      <text:p text:style-name="P33">Two instances of the user class are created and used in the test. Only a single instance of the <text:span text:style-name="T15">DescriptorClass</text:span><text:span text:style-name="T18"> is created, as it should be for a class attribute </text:span><text:span text:style-name="T15">TestClass.A</text:span><text:span text:style-name="T18">, access to which from the instances of the </text:span><text:span text:style-name="T15">TestClass</text:span><text:span text:style-name="T18"> is indeed occur through the defined getter and setter descriptors. Furthermore, the change of the state of the class attribute made by one instance is visible to the second instance, as it should be.</text:span></text:p>
      <text:p text:style-name="P33"><text:span text:style-name="T18">However, the instance data attributes are usually more often used, since they keep the state of an individual object, not their collective / common state as the class data attributes do. So, in the next test the initialization method is added to the user class </text:span><text:span text:style-name="T15">TestClass</text:span><text:span text:style-name="T18">, which creates an instance attribute as an instance of the </text:span><text:span text:style-name="T15">DescriptorClass</text:span><text:span text:style-name="T18">. In the listing below only the changes in the code are shown.</text:span></text:p>
      <text:p text:style-name="P14"/>
      <text:p text:style-name="P17">pa001_descriptors_test0<text:span text:style-name="T10">2</text:span>.py</text:p>
      <text:p text:style-name="P14"/>
      <text:p text:style-name="P3">…</text:p>
      <text:p text:style-name="P3">class TestClass(object):</text:p>
      <text:p text:style-name="P22"><text:s text:c="4"/></text:p>
      <text:p text:style-name="P22"><text:s text:c="4"/>#class attributes</text:p>
      <text:p text:style-name="P22"><text:s text:c="4"/></text:p>
      <text:p text:style-name="P22"><text:s text:c="4"/>A = DescriptorClass('class attribute', 1)</text:p>
      <text:p text:style-name="P22"><text:s text:c="4"/></text:p>
      <text:p text:style-name="P22"><text:s text:c="4"/>def __init__(self):</text:p>
      <text:p text:style-name="P22"><text:s text:c="8"/>self.B = DescriptorClass('instance attribute', 1)</text:p>
      <text:p text:style-name="P22"/>
      <text:p text:style-name="P22"><text:soft-page-break/>#testing area</text:p>
      <text:p text:style-name="P22"/>
      <text:p text:style-name="P22">objTest1 = TestClass()</text:p>
      <text:p text:style-name="P22">objTest2 = TestClass()</text:p>
      <text:p text:style-name="P22">print objTest1.A</text:p>
      <text:p text:style-name="P22">print objTest2.A</text:p>
      <text:p text:style-name="P22">print objTest1.B</text:p>
      <text:p text:style-name="P22">print objTest2.B</text:p>
      <text:p text:style-name="P22">objTest1.A = 2</text:p>
      <text:p text:style-name="P22">print objTest1.A</text:p>
      <text:p text:style-name="P22">print objTest2.A</text:p>
      <text:p text:style-name="P22">objTest1.B = 2</text:p>
      <text:p text:style-name="P22">print objTest1.B</text:p>
      <text:p text:style-name="P3">print objTest2.B</text:p>
      <text:p text:style-name="P3"/>
      <text:p text:style-name="P4">&gt;&gt;output&gt;&gt;</text:p>
      <text:p text:style-name="P4"/>
      <text:p text:style-name="P26">Initializing class attribute with 1 value</text:p>
      <text:p text:style-name="P24">Initializing instance attribute with 1 value</text:p>
      <text:p text:style-name="P24">Initializing instance attribute with 1 value</text:p>
      <text:p text:style-name="P24">Read access to class attribute by instance id = 37322312 of TestClass</text:p>
      <text:p text:style-name="P24">1</text:p>
      <text:p text:style-name="P24">Read access to class attribute by instance id = 37368664 of TestClass</text:p>
      <text:p text:style-name="P24">1</text:p>
      <text:p text:style-name="P24">&lt;__main__.DescriptorClass object at 0x00000000023A3278&gt;</text:p>
      <text:p text:style-name="P24">&lt;__main__.DescriptorClass object at 0x00000000023A3390&gt;</text:p>
      <text:p text:style-name="P24">Updating class attribute with value 2 requested by instance id = 37322312 of TestClass</text:p>
      <text:p text:style-name="P24">Read access to class attribute by instance id = 37322312 of TestClass</text:p>
      <text:p text:style-name="P24">2</text:p>
      <text:p text:style-name="P24">Read access to class attribute by instance id = 37368664 of TestClass</text:p>
      <text:p text:style-name="P24">2</text:p>
      <text:p text:style-name="P24">2</text:p>
      <text:p text:style-name="P26">&lt;__main__.DescriptorClass object at 0x00000000023A3390&gt;</text:p>
      <text:p text:style-name="P14"/>
      <text:p text:style-name="P34">Apparently, <text:span text:style-name="T21">the getter and setter methods of the descriptor class are not called on the instance attributes </text:span><text:span text:style-name="T16">objTest1.B</text:span><text:span text:style-name="T19"> and </text:span><text:span text:style-name="T16">objTest2.B</text:span><text:span text:style-name="T19">. Furthermore, the last assignment clearly overwrites the reference stored as <text:s/></text:span><text:span text:style-name="T16">objTest1.B</text:span><text:span text:style-name="T19"> instance attribute.</text:span></text:p>
      <text:p text:style-name="P35"><text:span text:style-name="T19">I</text:span><text:span text:style-name="T18">n fact, this effect is briefly mentioned in the official ‘HOWTO’ during the discussion of the resolution order, something about that instance dictionary overrules the descriptors.</text:span></text:p>
      <text:p text:style-name="P35">So, the solution is to hook the attributes resolution on the instance of the user class level, i.e. the special methods __<text:span text:style-name="T15">getattribute</text:span>__() and __<text:span text:style-name="T15">setattr</text:span>__().</text:p>
      <text:p text:style-name="P36">The trick is to, at first, get the reference to an instance of the descriptor class stored as an instance data attribute using the ‘original’ __<text:span text:style-name="T15">getattribute</text:span>__() version of the super class (in this example, the direct call to the corresponding method of the super class <text:span text:style-name="T15">object</text:span><text:span text:style-name="T18"> is made instead of using </text:span><text:span text:style-name="T15">super</text:span><text:span text:style-name="T18">() function). Secondly, to check if the found </text:span><text:span text:style-name="T20">object provides descriptors interface. If the required descriptor is present, the data retrieval or state update proceed through the corresponding descriptor methods, otherwise the found object is returned directly or the value is assigned to it directly. The last trick implemented in the </text:span><text:span text:style-name="T18">__</text:span><text:span text:style-name="T15">setattr</text:span><text:span text:style-name="T18">__() </text:span><text:span text:style-name="T20">method is to create the instance attribute with the passed <text:s/>name if it is not yet present. Thanks to this approach there is no need to change the initialization method, otherwise meddling with the instance dictionary is required.</text:span></text:p>
      <text:p text:style-name="P37">Again, in the listing below only the changes in the code are shown.</text:p>
      <text:p text:style-name="P14"/>
      <text:p text:style-name="P16">pa001_descriptors_test0<text:span text:style-name="T10">3</text:span>.py</text:p>
      <text:p text:style-name="P14"/>
      <text:p text:style-name="P5">…</text:p>
      <text:p text:style-name="P5">class TestClass(object):</text:p>
      <text:p text:style-name="P5">…</text:p>
      <text:p text:style-name="P5"><text:span text:style-name="T1">def __getattribute__(self, strAttr):</text:span></text:p>
      <text:p text:style-name="P23"><text:soft-page-break/><text:span text:style-name="T2"><text:s text:c="8"/>objOwner = object.__getattribute__(self, '__class__')</text:span></text:p>
      <text:p text:style-name="P23"><text:span text:style-name="T2"><text:s text:c="8"/>objTemp = object.__getattribute__(self, strAttr)</text:span></text:p>
      <text:p text:style-name="P23"><text:span text:style-name="T2"><text:s text:c="8"/>print 'In instance __getattribute__() </text:span><text:span text:style-name="T5">get</text:span><text:span text:style-name="T6">t</text:span><text:span text:style-name="T5">ing</text:span><text:span text:style-name="T2"> {}'.format(strAttr)</text:span></text:p>
      <text:p text:style-name="P23"><text:span text:style-name="T2"><text:s text:c="8"/>if hasattr(objTemp, '__get__'):</text:span></text:p>
      <text:p text:style-name="P23"><text:span text:style-name="T2"><text:s text:c="12"/>print 'via descriptor'</text:span></text:p>
      <text:p text:style-name="P23"><text:span text:style-name="T2"><text:s text:c="12"/>objResult = objTemp.__get__(self, objOwner)</text:span></text:p>
      <text:p text:style-name="P23"><text:span text:style-name="T2"><text:s text:c="8"/>else:</text:span></text:p>
      <text:p text:style-name="P23"><text:span text:style-name="T2"><text:s text:c="12"/>print 'directly'</text:span></text:p>
      <text:p text:style-name="P23"><text:span text:style-name="T2"><text:s text:c="12"/>objResult = objTemp</text:span></text:p>
      <text:p text:style-name="P23"><text:span text:style-name="T2"><text:s text:c="8"/>return objResult</text:span></text:p>
      <text:p text:style-name="P24"><text:s text:c="4"/></text:p>
      <text:p text:style-name="P23"><text:span text:style-name="T2"><text:s text:c="4"/>def __setattr__(self, strAttr, gValue):</text:span></text:p>
      <text:p text:style-name="P23"><text:span text:style-name="T2"><text:s text:c="8"/>objOwner = object.__getattribute__(self, '__class__')</text:span></text:p>
      <text:p text:style-name="P23"><text:span text:style-name="T2"><text:s text:c="8"/>print 'In instance __setattr__() setting {}'.format(strAttr)</text:span></text:p>
      <text:p text:style-name="P23"><text:span text:style-name="T2"><text:s text:c="8"/>try:</text:span></text:p>
      <text:p text:style-name="P23"><text:span text:style-name="T2"><text:s text:c="12"/>objTemp = object.__getattribute__(self, strAttr)</text:span></text:p>
      <text:p text:style-name="P23"><text:span text:style-name="T2"><text:s text:c="12"/>if hasattr(objTemp, '__set__'):</text:span></text:p>
      <text:p text:style-name="P23"><text:span text:style-name="T2"><text:s text:c="16"/>print 'via descriptor'</text:span></text:p>
      <text:p text:style-name="P23"><text:span text:style-name="T2"><text:s text:c="16"/>objTemp.__set__(self, gValue)</text:span></text:p>
      <text:p text:style-name="P23"><text:span text:style-name="T2"><text:s text:c="12"/>else:</text:span></text:p>
      <text:p text:style-name="P23"><text:span text:style-name="T2"><text:s text:c="16"/>print 'directly'</text:span></text:p>
      <text:p text:style-name="P23"><text:span text:style-name="T2"><text:s text:c="16"/>objTemp = gValue</text:span></text:p>
      <text:p text:style-name="P23"><text:span text:style-name="T2"><text:s text:c="8"/>except AttributeError:</text:span></text:p>
      <text:p text:style-name="P23"><text:span text:style-name="T2"><text:s text:c="12"/># doesn't exist yet</text:span></text:p>
      <text:p text:style-name="P23"><text:span text:style-name="T2"><text:s text:c="12"/>print 'creating instance attribute {}'.format(strAttr)</text:span></text:p>
      <text:p text:style-name="P5"><text:span text:style-name="T1"><text:s text:c="12"/>object.__setattr__(self, strAttr, gValue)</text:span></text:p>
      <text:p text:style-name="P5"/>
      <text:p text:style-name="P6">&gt;&gt;output&gt;&gt;</text:p>
      <text:p text:style-name="P5"/>
      <text:p text:style-name="P27">Initializing class attribute with 1 value</text:p>
      <text:p text:style-name="P24">Initializing instance attribute with 3 value</text:p>
      <text:p text:style-name="P24">In instance __setattr__() setting B</text:p>
      <text:p text:style-name="P24">creating instance attribute B</text:p>
      <text:p text:style-name="P24">Read access to class attribute by instance id = 37892952 of TestClass</text:p>
      <text:p text:style-name="P23"><text:span text:style-name="T2">In instance __getattribute__() get</text:span><text:span text:style-name="T3">t</text:span><text:span text:style-name="T2">ing A</text:span></text:p>
      <text:p text:style-name="P24">directly</text:p>
      <text:p text:style-name="P24">1</text:p>
      <text:p text:style-name="P23"><text:span text:style-name="T2">In instance __getattribute__() get</text:span><text:span text:style-name="T3">t</text:span><text:span text:style-name="T2">ing B</text:span></text:p>
      <text:p text:style-name="P24">via descriptor</text:p>
      <text:p text:style-name="P24">Read access to instance attribute by instance id = 37892952 of TestClass</text:p>
      <text:p text:style-name="P24">3</text:p>
      <text:p text:style-name="P24">In instance __setattr__() setting A</text:p>
      <text:p text:style-name="P24">Read access to class attribute by instance id = 37892952 of TestClass</text:p>
      <text:p text:style-name="P24">directly</text:p>
      <text:p text:style-name="P24">Read access to class attribute by instance id = 37892952 of TestClass</text:p>
      <text:p text:style-name="P23"><text:span text:style-name="T2">In instance __getattribute__() get</text:span><text:span text:style-name="T3">t</text:span><text:span text:style-name="T2">ing A</text:span></text:p>
      <text:p text:style-name="P24">directly</text:p>
      <text:p text:style-name="P24">1</text:p>
      <text:p text:style-name="P24">In instance __setattr__() setting B</text:p>
      <text:p text:style-name="P24">via descriptor</text:p>
      <text:p text:style-name="P23"><text:span text:style-name="T2">In instance __getattribute__() get</text:span><text:span text:style-name="T3">t</text:span><text:span text:style-name="T2">ing __class__</text:span></text:p>
      <text:p text:style-name="P24">directly</text:p>
      <text:p text:style-name="P24">Updating instance attribute with value 4 requested by instance id = 37892952 of TestClass</text:p>
      <text:p text:style-name="P23"><text:span text:style-name="T2">In instance __getattribute__() get</text:span><text:span text:style-name="T3">t</text:span><text:span text:style-name="T2">ing B</text:span></text:p>
      <text:p text:style-name="P24">via descriptor</text:p>
      <text:p text:style-name="P24">Read access to instance attribute by instance id = 37892952 of TestClass</text:p>
      <text:p text:style-name="P27">4</text:p>
      <text:p text:style-name="P14"/>
      <text:p text:style-name="P37"><text:span text:style-name="T22">The implemented patch does work with a single instance</text:span>. <text:span text:style-name="T22">The next test checks if the shared (class data attributes) and the individual states (instance data attributes) are preserved and function as </text:span><text:soft-page-break/><text:span text:style-name="T22">expected with several instances of the user class. </text:span>(Only few lines are added in the testing area, as given in the listing below.)</text:p>
      <text:p text:style-name="P37"/>
      <text:p text:style-name="P15">pa001_descriptors_test0<text:span text:style-name="T11">4</text:span>.py</text:p>
      <text:p text:style-name="P14"/>
      <text:p text:style-name="P7">…</text:p>
      <text:p text:style-name="P26">#testing area</text:p>
      <text:p text:style-name="P24"/>
      <text:p text:style-name="P23"><text:span text:style-name="T2">objTest1 = TestClass()</text:span></text:p>
      <text:p text:style-name="P23"><text:span text:style-name="T2">objTest2 = TestClass()</text:span></text:p>
      <text:p text:style-name="P23"><text:span text:style-name="T2">print objTest1.A</text:span></text:p>
      <text:p text:style-name="P23"><text:span text:style-name="T2">print objTest1.B</text:span></text:p>
      <text:p text:style-name="P23"><text:span text:style-name="T2">print objTest2.A</text:span></text:p>
      <text:p text:style-name="P23"><text:span text:style-name="T2">print objTest2.B</text:span></text:p>
      <text:p text:style-name="P23"><text:span text:style-name="T2">objTest1.A = 2</text:span></text:p>
      <text:p text:style-name="P23"><text:span text:style-name="T2">print objTest1.A</text:span></text:p>
      <text:p text:style-name="P23"><text:span text:style-name="T2">objTest1.B = 4</text:span></text:p>
      <text:p text:style-name="P23"><text:span text:style-name="T2">print objTest1.B</text:span></text:p>
      <text:p text:style-name="P23"><text:span text:style-name="T2">print objTest2.A</text:span></text:p>
      <text:p text:style-name="P7"><text:span text:style-name="T8">print objTest2.B</text:span></text:p>
      <text:p text:style-name="P7"/>
      <text:p text:style-name="P8">&gt;&gt;output&gt;&gt;</text:p>
      <text:p text:style-name="P8"/>
      <text:p text:style-name="P28">Initializing class attribute with 1 value</text:p>
      <text:p text:style-name="P24">Initializing instance attribute with 3 value</text:p>
      <text:p text:style-name="P24">In instance __setattr__() setting B</text:p>
      <text:p text:style-name="P24">creating instance attribute B</text:p>
      <text:p text:style-name="P24">Initializing instance attribute with 3 value</text:p>
      <text:p text:style-name="P24">In instance __setattr__() setting B</text:p>
      <text:p text:style-name="P24">creating instance attribute B</text:p>
      <text:p text:style-name="P24">Read access to class attribute by instance id = 37630584 of 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630584 of TestClass</text:p>
      <text:p text:style-name="P24">3</text:p>
      <text:p text:style-name="P24">Read access to class attribute by instance id = 37630864 of 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630864 of TestClass</text:p>
      <text:p text:style-name="P24">3</text:p>
      <text:p text:style-name="P24">In instance __setattr__() setting A</text:p>
      <text:p text:style-name="P24">Read access to class attribute by instance id = 37630584 of TestClass</text:p>
      <text:p text:style-name="P24">directly</text:p>
      <text:p text:style-name="P24">Read access to class attribute by instance id = 37630584 of TestClass</text:p>
      <text:p text:style-name="P24">In instance __getattribute__() getting A</text:p>
      <text:p text:style-name="P24">directly</text:p>
      <text:p text:style-name="P24">1</text:p>
      <text:p text:style-name="P24">In instance __setattr__() setting B</text:p>
      <text:p text:style-name="P24">via descriptor</text:p>
      <text:p text:style-name="P24">In instance __getattribute__() getting __class__</text:p>
      <text:p text:style-name="P24">directly</text:p>
      <text:p text:style-name="P24">Updating instance attribute with value 4 requested by instance id = 37630584 of TestClass</text:p>
      <text:p text:style-name="P24">In instance __getattribute__() getting B</text:p>
      <text:p text:style-name="P24">via descriptor</text:p>
      <text:p text:style-name="P24">Read access to instance attribute by instance id = 37630584 of TestClass</text:p>
      <text:p text:style-name="P24"><text:soft-page-break/>4</text:p>
      <text:p text:style-name="P24">Read access to class attribute by instance id = 37630864 of 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630864 of TestClass</text:p>
      <text:p text:style-name="P28">3</text:p>
      <text:p text:style-name="P14"/>
      <text:p text:style-name="P37">As can be seen from the output, this patch does fix the descriptor class instance as an instance attribute of another class issue without breaking the shared and individual objects states paradigm,</text:p>
      <text:p text:style-name="P37">Now, what happens when one accesses such descriptor class instance as a class attribute of another class without instantiation of the user class? (Only few lines are added in the testing area, as given in the listing below; <text:span text:style-name="T22">only the new part of the output is provided as well.</text:span>)</text:p>
      <text:p text:style-name="P14"/>
      <text:p text:style-name="P18">pa001_descriptors_test0<text:span text:style-name="T12">5</text:span>.py</text:p>
      <text:p text:style-name="P14"/>
      <text:p text:style-name="P12">…</text:p>
      <text:p text:style-name="P13"><text:span text:style-name="T8">print TestClass.A</text:span></text:p>
      <text:p text:style-name="P25"><text:span text:style-name="T2">TestClass.A = 6</text:span></text:p>
      <text:p text:style-name="P13"><text:span text:style-name="T8">print TestClass.A</text:span></text:p>
      <text:p text:style-name="P12"/>
      <text:p text:style-name="P9">&gt;&gt;output&gt;&gt;</text:p>
      <text:p text:style-name="P43"/>
      <text:p text:style-name="P29">…</text:p>
      <text:p text:style-name="P29">Read access to class attribute by not an instance (None) of TestClass</text:p>
      <text:p text:style-name="P24">1</text:p>
      <text:p text:style-name="P29">6</text:p>
      <text:p text:style-name="P14"/>
      <text:p text:style-name="P38">The result is that without instantiation the getter descriptor (__<text:span text:style-name="T15">get</text:span>__()) is called, whereas the getter descriptor is not called. Also note that the calling object (second attribute of the __<text:span text:style-name="T15">get</text:span>__() descriptor) is None.</text:p>
      <text:p text:style-name="P38">In order to fix this issue a metaclass <text:span text:style-name="T15">TestClassMeta</text:span><text:span text:style-name="T18"> is added for the user class </text:span><text:span text:style-name="T15">TestClass</text:span><text:span text:style-name="T18">, which hooks the assignment attribute resolution on the user class without its instantiation. See the changes in the code given in the listing below. The __</text:span><text:span text:style-name="T15">setattr</text:span><text:span text:style-name="T18">__() method of the metaclass is implemented almost identically to the same named method of the user class except for calling the methods of the </text:span><text:span text:style-name="T15">type</text:span><text:span text:style-name="T18"> instead of </text:span><text:span text:style-name="T15">object</text:span><text:span text:style-name="T18">.</text:span></text:p>
      <text:p text:style-name="P14"/>
      <text:p text:style-name="P18">pa001_descriptors_test0<text:span text:style-name="T12">6</text:span>.py</text:p>
      <text:p text:style-name="P14"/>
      <text:p text:style-name="P10">…</text:p>
      <text:p text:style-name="P10"><text:span text:style-name="T8">class TestClassMeta(type):</text:span></text:p>
      <text:p text:style-name="P24"><text:s text:c="4"/></text:p>
      <text:p text:style-name="P23"><text:span text:style-name="T2"><text:s text:c="4"/>def __setattr__(self, strAttr, gValue):</text:span></text:p>
      <text:p text:style-name="P23"><text:span text:style-name="T2"><text:s text:c="8"/>objOwner = type.__getattribute__(self, '__class__')</text:span></text:p>
      <text:p text:style-name="P23"><text:span text:style-name="T2"><text:s text:c="8"/>print 'In </text:span><text:span text:style-name="T5">metaclass</text:span><text:span text:style-name="T2"> __setattr__() setting {}'.format(strAttr)</text:span></text:p>
      <text:p text:style-name="P23"><text:span text:style-name="T2"><text:s text:c="8"/>try:</text:span></text:p>
      <text:p text:style-name="P23"><text:span text:style-name="T2"><text:s text:c="12"/>objTemp = type.__getattribute__(self, strAttr)</text:span></text:p>
      <text:p text:style-name="P23"><text:span text:style-name="T2"><text:s text:c="12"/>if hasattr(objTemp, '__set__'):</text:span></text:p>
      <text:p text:style-name="P23"><text:span text:style-name="T2"><text:s text:c="16"/>print 'via descriptor'</text:span></text:p>
      <text:p text:style-name="P23"><text:span text:style-name="T2"><text:s text:c="16"/>objTemp.__set__(self, gValue)</text:span></text:p>
      <text:p text:style-name="P23"><text:span text:style-name="T2"><text:s text:c="12"/>else:</text:span></text:p>
      <text:p text:style-name="P23"><text:span text:style-name="T2"><text:s text:c="16"/>print 'directly'</text:span></text:p>
      <text:p text:style-name="P23"><text:span text:style-name="T2"><text:s text:c="16"/>objTemp = gValue</text:span></text:p>
      <text:p text:style-name="P23"><text:span text:style-name="T2"><text:s text:c="8"/>except AttributeError:</text:span></text:p>
      <text:p text:style-name="P23"><text:span text:style-name="T2"><text:s text:c="12"/># doesn't exist yet</text:span></text:p>
      <text:p text:style-name="P23"><text:span text:style-name="T2"><text:s text:c="12"/>print 'creating class attribute {}'.format(strAttr)</text:span></text:p>
      <text:p text:style-name="P23"><text:soft-page-break/><text:span text:style-name="T2"><text:s text:c="12"/>type.__setattr__(self, strAttr, gValue)</text:span></text:p>
      <text:p text:style-name="P24"/>
      <text:p text:style-name="P23"><text:span text:style-name="T2">class TestClass(object):</text:span></text:p>
      <text:p text:style-name="P24"><text:s text:c="4"/></text:p>
      <text:p text:style-name="P23"><text:span text:style-name="T2"><text:s text:c="4"/>#class attributes</text:span></text:p>
      <text:p text:style-name="P24"><text:s text:c="4"/></text:p>
      <text:p text:style-name="P10"><text:span text:style-name="T8"><text:s text:c="4"/>__metaclass__ = TestClassMeta</text:span></text:p>
      <text:p text:style-name="P10">…</text:p>
      <text:p text:style-name="P10"/>
      <text:p text:style-name="P10">&gt;&gt;output&gt;&gt;</text:p>
      <text:p text:style-name="P44"/>
      <text:p text:style-name="P30">…</text:p>
      <text:p text:style-name="P30">Read access to class attribute by not an instance (None) of TestClass</text:p>
      <text:p text:style-name="P50">1</text:p>
      <text:p text:style-name="P30">In metaclass __setattr__() setting A</text:p>
      <text:p text:style-name="P24">Read access to class attribute by not an instance (None) of TestClass</text:p>
      <text:p text:style-name="P24">directly</text:p>
      <text:p text:style-name="P24">Read access to class attribute by not an instance (None) of TestClass</text:p>
      <text:p text:style-name="P30">1</text:p>
      <text:p text:style-name="P14"/>
      <text:p text:style-name="P39">Clearly, the assignment is hooked but the corresponding setter descriptor method is not called. The problem is with the <text:span text:style-name="T15">type.__getattribute__</text:span><text:span text:style-name="T18">() method, which works differently from the </text:span><text:span text:style-name="T15">object.__getattribute__</text:span><text:span text:style-name="T18">() method (also mentioned in the official ‘HOWTO’, although without an explanation). The solution is to look-up the reference to the descriptor class stored in the call attribute directly in the class dictionary instead of relying upon the <text:s/></text:span><text:span text:style-name="T15">type.__getattribute__</text:span><text:span text:style-name="T18">() method. Again, only the relevant changes are given in the listing below.</text:span></text:p>
      <text:p text:style-name="P14"/>
      <text:p text:style-name="P19">pa001_descriptors_test0<text:span text:style-name="T13">7</text:span>.py</text:p>
      <text:p text:style-name="P14"/>
      <text:p text:style-name="P11">…</text:p>
      <text:p text:style-name="P11"><text:span text:style-name="T8">class TestClassMeta(type):</text:span></text:p>
      <text:p text:style-name="P24"><text:s text:c="4"/></text:p>
      <text:p text:style-name="P23"><text:span text:style-name="T2"><text:s text:c="4"/>def __setattr__(self, strAttr, gValue):</text:span></text:p>
      <text:p text:style-name="P23"><text:span text:style-name="T2"><text:s text:c="8"/>objOwner = type.__getattribute__(self, '__class__')</text:span></text:p>
      <text:p text:style-name="P23"><text:span text:style-name="T2"><text:s text:c="8"/>dictVars = type.__getattribute__(self, '__dict__')</text:span></text:p>
      <text:p text:style-name="P23"><text:span text:style-name="T2"><text:s text:c="8"/>print 'In </text:span><text:span text:style-name="T7">metaclass</text:span><text:span text:style-name="T2"> __setattr__() setting {}'.format(strAttr)</text:span></text:p>
      <text:p text:style-name="P23"><text:span text:style-name="T2"><text:s text:c="8"/>if strAttr in dictVars.keys():</text:span></text:p>
      <text:p text:style-name="P23"><text:span text:style-name="T2"><text:s text:c="12"/>objTemp = dictVars[strAttr]</text:span></text:p>
      <text:p text:style-name="P23"><text:span text:style-name="T2"><text:s text:c="12"/>if hasattr(objTemp, '__set__'):</text:span></text:p>
      <text:p text:style-name="P23"><text:span text:style-name="T2"><text:s text:c="16"/>print 'via descriptor'</text:span></text:p>
      <text:p text:style-name="P23"><text:span text:style-name="T2"><text:s text:c="16"/>objTemp.__set__(self, gValue)</text:span></text:p>
      <text:p text:style-name="P23"><text:span text:style-name="T2"><text:s text:c="12"/>else:</text:span></text:p>
      <text:p text:style-name="P23"><text:span text:style-name="T2"><text:s text:c="16"/>print 'directly'</text:span></text:p>
      <text:p text:style-name="P23"><text:span text:style-name="T2"><text:s text:c="16"/>objTemp = gValue</text:span></text:p>
      <text:p text:style-name="P23"><text:span text:style-name="T2"><text:s text:c="8"/>else:</text:span></text:p>
      <text:p text:style-name="P23"><text:span text:style-name="T2"><text:s text:c="12"/># doesn't exist yet</text:span></text:p>
      <text:p text:style-name="P23"><text:span text:style-name="T2"><text:s text:c="12"/>print 'creating class attribute {}'.format(strAttr)</text:span></text:p>
      <text:p text:style-name="P11"><text:span text:style-name="T8"><text:s text:c="12"/>type.__setattr__(self, strAttr, gValue)</text:span></text:p>
      <text:p text:style-name="P11">…</text:p>
      <text:p text:style-name="P11"/>
      <text:p text:style-name="P11">&gt;&gt;output&gt;&gt;</text:p>
      <text:p text:style-name="P45"/>
      <text:p text:style-name="P31">…</text:p>
      <text:p text:style-name="P31">Read access to class attribute by not an instance (None) of TestClass</text:p>
      <text:p text:style-name="P24">1</text:p>
      <text:p text:style-name="P24">In metaclass __setattr__() setting A</text:p>
      <text:p text:style-name="P24">via descriptor</text:p>
      <text:p text:style-name="P24">Updating class attribute with value 6 requested by instance id = 38813352 of TestClassMeta</text:p>
      <text:p text:style-name="P24">Read access to class attribute by not an instance (None) of TestClass</text:p>
      <text:p text:style-name="P31">6</text:p>
      <text:p text:style-name="P14"><text:soft-page-break/></text:p>
      <text:p text:style-name="P40">The fix definitely works, but it uses the lookup in the dictionary of the current class. Therefore this fix will break for the children (derived classes) of the user class. The final fix is to look up the reference in all super (parent) classes along the MRO route of a class and to stop as soon as the required attribute is found. If such attribute is not found in any of the classes along the MRO route, it must be created in the dictionary of the calling class. This approach insures proper assignment resolution of the inherited data attrbutes.</text:p>
      <text:p text:style-name="P40">Note, the listing below is the full test script!</text:p>
      <text:p text:style-name="P14"/>
      <text:p text:style-name="P20">pa001_descriptors_test0<text:span text:style-name="T14">8</text:span>.py – <text:span text:style-name="T14">final version</text:span></text:p>
      <text:p text:style-name="P14"/>
      <text:p text:style-name="P11"><text:span text:style-name="T8">#!/</text:span><text:span text:style-name="T9">usr</text:span><text:span text:style-name="T8">/bin/</text:span><text:span text:style-name="T9">python</text:span></text:p>
      <text:p text:style-name="P24"/>
      <text:p text:style-name="P23"><text:span text:style-name="T2">class DescriptorClass(object):</text:span></text:p>
      <text:p text:style-name="P24"><text:s text:c="4"/></text:p>
      <text:p text:style-name="P23"><text:span text:style-name="T2"><text:s text:c="4"/>def __init__(self, strName, gValue):</text:span></text:p>
      <text:p text:style-name="P23"><text:span text:style-name="T2"><text:s text:c="8"/>print 'Initializing {} with {} value'.format(strName, gValue)</text:span></text:p>
      <text:p text:style-name="P23"><text:span text:style-name="T2"><text:s text:c="8"/>self.Name = strName</text:span></text:p>
      <text:p text:style-name="P23"><text:span text:style-name="T2"><text:s text:c="8"/>self.Value = gValue</text:span></text:p>
      <text:p text:style-name="P24"><text:s text:c="4"/></text:p>
      <text:p text:style-name="P23"><text:span text:style-name="T2"><text:s text:c="4"/>def __get__(self, obj, objType = None):</text:span></text:p>
      <text:p text:style-name="P23"><text:span text:style-name="T2"><text:s text:c="8"/>if obj is None:</text:span></text:p>
      <text:p text:style-name="P23"><text:span text:style-name="T2"><text:s text:c="12"/>strName = 'not an instance (None)'</text:span></text:p>
      <text:p text:style-name="P23"><text:span text:style-name="T2"><text:s text:c="8"/>else:</text:span></text:p>
      <text:p text:style-name="P23"><text:span text:style-name="T2"><text:s text:c="12"/>strName = 'instance id = {}'.format(id(obj))</text:span></text:p>
      <text:p text:style-name="P23"><text:span text:style-name="T2"><text:s text:c="8"/>print 'Read access to {} by {} of {}'.format(self.Name, strName,</text:span></text:p>
      <text:p text:style-name="P23"><text:span text:style-name="T2"><text:s text:c="60"/>objType.__name__)</text:span></text:p>
      <text:p text:style-name="P23"><text:span text:style-name="T2"><text:s text:c="8"/>return self.Value</text:span></text:p>
      <text:p text:style-name="P24"><text:s text:c="4"/></text:p>
      <text:p text:style-name="P23"><text:span text:style-name="T2"><text:s text:c="4"/>def __set__(self, obj, gValue):</text:span></text:p>
      <text:p text:style-name="P23"><text:span text:style-name="T2"><text:s text:c="8"/>if obj is None:</text:span></text:p>
      <text:p text:style-name="P23"><text:span text:style-name="T2"><text:s text:c="12"/>strName = 'not an instance (None)'</text:span></text:p>
      <text:p text:style-name="P23"><text:span text:style-name="T2"><text:s text:c="8"/>else:</text:span></text:p>
      <text:p text:style-name="P23"><text:span text:style-name="T2"><text:s text:c="12"/>strName = 'instance id = {}'.format(id(obj))</text:span></text:p>
      <text:p text:style-name="P23"><text:span text:style-name="T2"><text:s text:c="8"/>print 'Updating {} with value {} requested by {} of {}'.format(</text:span></text:p>
      <text:p text:style-name="P23"><text:span text:style-name="T2"><text:s text:c="28"/>self.Name, gValue, strName, obj.__class__.__name__)</text:span></text:p>
      <text:p text:style-name="P23"><text:span text:style-name="T2"><text:s text:c="8"/>self.Value = gValue</text:span></text:p>
      <text:p text:style-name="P24"/>
      <text:p text:style-name="P23"><text:span text:style-name="T2">class TestClassMeta(type):</text:span></text:p>
      <text:p text:style-name="P24"><text:s text:c="4"/></text:p>
      <text:p text:style-name="P23"><text:span text:style-name="T2"><text:s text:c="4"/>def __setattr__(self, strAttr, gValue):</text:span></text:p>
      <text:p text:style-name="P23"><text:span text:style-name="T2"><text:s text:c="8"/>objOwner = type.__getattribute__(self, '__class__')</text:span></text:p>
      <text:p text:style-name="P23"><text:span text:style-name="T2"><text:s text:c="8"/>lstMRO = type.__getattribute__(self, '__mro__')</text:span></text:p>
      <text:p text:style-name="P23"><text:span text:style-name="T2"><text:s text:c="8"/>print 'In </text:span><text:span text:style-name="T4">metaclass</text:span><text:span text:style-name="T2"> __setattr__() setting {}'.format(strAttr)</text:span></text:p>
      <text:p text:style-name="P23"><text:span text:style-name="T2"><text:s text:c="8"/>for objTemp in lstMRO:</text:span></text:p>
      <text:p text:style-name="P23"><text:span text:style-name="T2"><text:s text:c="12"/>dictVars = type.__getattribute__(objTemp, '__dict__')</text:span></text:p>
      <text:p text:style-name="P23"><text:span text:style-name="T2"><text:s text:c="12"/>if strAttr in dictVars.keys():</text:span></text:p>
      <text:p text:style-name="P23"><text:span text:style-name="T2"><text:s text:c="16"/>objTemp = dictVars[strAttr]</text:span></text:p>
      <text:p text:style-name="P23"><text:span text:style-name="T2"><text:s text:c="16"/>if hasattr(objTemp, '__set__'):</text:span></text:p>
      <text:p text:style-name="P23"><text:span text:style-name="T2"><text:s text:c="20"/>print 'via descriptor'</text:span></text:p>
      <text:p text:style-name="P23"><text:span text:style-name="T2"><text:s text:c="20"/>objTemp.__set__(self, gValue)</text:span></text:p>
      <text:p text:style-name="P23"><text:span text:style-name="T2"><text:s text:c="16"/>else:</text:span></text:p>
      <text:p text:style-name="P23"><text:span text:style-name="T2"><text:s text:c="20"/>print 'directly'</text:span></text:p>
      <text:p text:style-name="P23"><text:span text:style-name="T2"><text:s text:c="20"/>objTemp = gValue</text:span></text:p>
      <text:p text:style-name="P23"><text:span text:style-name="T2"><text:s text:c="16"/>break</text:span></text:p>
      <text:p text:style-name="P23"><text:span text:style-name="T2"><text:s text:c="8"/>else:</text:span></text:p>
      <text:p text:style-name="P23"><text:span text:style-name="T2"><text:s text:c="12"/># doesn't exist yet</text:span></text:p>
      <text:p text:style-name="P23"><text:span text:style-name="T2"><text:s text:c="12"/>print 'creating class attribute {}'.format(strAttr)</text:span></text:p>
      <text:p text:style-name="P23"><text:span text:style-name="T2"><text:s text:c="12"/>type.__setattr__(self, strAttr, gValue)</text:span></text:p>
      <text:p text:style-name="P24"/>
      <text:p text:style-name="P23"><text:soft-page-break/><text:span text:style-name="T2">class TestClass(object):</text:span></text:p>
      <text:p text:style-name="P24"><text:s text:c="4"/></text:p>
      <text:p text:style-name="P23"><text:span text:style-name="T2"><text:s text:c="4"/>#class attributes</text:span></text:p>
      <text:p text:style-name="P24"><text:s text:c="4"/></text:p>
      <text:p text:style-name="P23"><text:span text:style-name="T2"><text:s text:c="4"/>__metaclass__ = TestClassMeta</text:span></text:p>
      <text:p text:style-name="P24"><text:s text:c="4"/></text:p>
      <text:p text:style-name="P23"><text:span text:style-name="T2"><text:s text:c="4"/>A = DescriptorClass('class attribute', 1)</text:span></text:p>
      <text:p text:style-name="P24"><text:s text:c="4"/></text:p>
      <text:p text:style-name="P23"><text:span text:style-name="T2"><text:s text:c="4"/>def __init__(self):</text:span></text:p>
      <text:p text:style-name="P23"><text:span text:style-name="T2"><text:s text:c="8"/>self.B = DescriptorClass('instance attribute', 3)</text:span></text:p>
      <text:p text:style-name="P24"><text:s text:c="4"/></text:p>
      <text:p text:style-name="P23"><text:span text:style-name="T2"><text:s text:c="4"/>def __getattribute__(self, strAttr):</text:span></text:p>
      <text:p text:style-name="P23"><text:span text:style-name="T2"><text:s text:c="8"/>objOwner = object.__getattribute__(self, '__class__')</text:span></text:p>
      <text:p text:style-name="P23"><text:span text:style-name="T2"><text:s text:c="8"/>objTemp = object.__getattribute__(self, strAttr)</text:span></text:p>
      <text:p text:style-name="P23"><text:span text:style-name="T2"><text:s text:c="8"/>print 'In instance __getattribute__() getting {}'.format(strAttr)</text:span></text:p>
      <text:p text:style-name="P23"><text:span text:style-name="T2"><text:s text:c="8"/>if hasattr(objTemp, '__get__'):</text:span></text:p>
      <text:p text:style-name="P23"><text:span text:style-name="T2"><text:s text:c="12"/>print 'via descriptor'</text:span></text:p>
      <text:p text:style-name="P23"><text:span text:style-name="T2"><text:s text:c="12"/>objResult = objTemp.__get__(self, objOwner)</text:span></text:p>
      <text:p text:style-name="P23"><text:span text:style-name="T2"><text:s text:c="8"/>else:</text:span></text:p>
      <text:p text:style-name="P23"><text:span text:style-name="T2"><text:s text:c="12"/>print 'directly'</text:span></text:p>
      <text:p text:style-name="P23"><text:span text:style-name="T2"><text:s text:c="12"/>objResult = objTemp</text:span></text:p>
      <text:p text:style-name="P23"><text:span text:style-name="T2"><text:s text:c="8"/>return objResult</text:span></text:p>
      <text:p text:style-name="P24"><text:s text:c="4"/></text:p>
      <text:p text:style-name="P23"><text:span text:style-name="T2"><text:s text:c="4"/>def __setattr__(self, strAttr, gValue):</text:span></text:p>
      <text:p text:style-name="P23"><text:span text:style-name="T2"><text:s text:c="8"/>objOwner = object.__getattribute__(self, '__class__')</text:span></text:p>
      <text:p text:style-name="P23"><text:span text:style-name="T2"><text:s text:c="8"/>print 'In instance __setattr__() setting {}'.format(strAttr)</text:span></text:p>
      <text:p text:style-name="P23"><text:span text:style-name="T2"><text:s text:c="8"/>try:</text:span></text:p>
      <text:p text:style-name="P23"><text:span text:style-name="T2"><text:s text:c="12"/>objTemp = object.__getattribute__(self, strAttr)</text:span></text:p>
      <text:p text:style-name="P23"><text:span text:style-name="T2"><text:s text:c="12"/>if hasattr(objTemp, '__set__'):</text:span></text:p>
      <text:p text:style-name="P23"><text:span text:style-name="T2"><text:s text:c="16"/>print 'via descriptor'</text:span></text:p>
      <text:p text:style-name="P23"><text:span text:style-name="T2"><text:s text:c="16"/>objTemp.__set__(self, gValue)</text:span></text:p>
      <text:p text:style-name="P23"><text:span text:style-name="T2"><text:s text:c="12"/>else:</text:span></text:p>
      <text:p text:style-name="P23"><text:span text:style-name="T2"><text:s text:c="16"/>print 'directly'</text:span></text:p>
      <text:p text:style-name="P23"><text:span text:style-name="T2"><text:s text:c="16"/>objTemp = gValue</text:span></text:p>
      <text:p text:style-name="P23"><text:span text:style-name="T2"><text:s text:c="8"/>except AttributeError:</text:span></text:p>
      <text:p text:style-name="P23"><text:span text:style-name="T2"><text:s text:c="12"/># doesn't exist yet</text:span></text:p>
      <text:p text:style-name="P23"><text:span text:style-name="T2"><text:s text:c="12"/>print 'creating instance attribute {}'.format(strAttr)</text:span></text:p>
      <text:p text:style-name="P23"><text:span text:style-name="T2"><text:s text:c="12"/>object.__setattr__(self, strAttr, gValue)</text:span></text:p>
      <text:p text:style-name="P24"/>
      <text:p text:style-name="P23"><text:span text:style-name="T2">class ChildTestClass(TestClass):</text:span></text:p>
      <text:p text:style-name="P24"><text:s text:c="4"/></text:p>
      <text:p text:style-name="P23"><text:span text:style-name="T2"><text:s text:c="4"/>#simple inheritance</text:span></text:p>
      <text:p text:style-name="P24"><text:s text:c="4"/></text:p>
      <text:p text:style-name="P23"><text:span text:style-name="T2"><text:s text:c="4"/>pass</text:span></text:p>
      <text:p text:style-name="P24"/>
      <text:p text:style-name="P24">#testing area</text:p>
      <text:p text:style-name="P24"/>
      <text:p text:style-name="P23"><text:span text:style-name="T2">objTest1 = TestClass()</text:span></text:p>
      <text:p text:style-name="P23"><text:span text:style-name="T2">objTest2 = ChildTestClass()</text:span></text:p>
      <text:p text:style-name="P23"><text:span text:style-name="T2">print objTest1.A</text:span></text:p>
      <text:p text:style-name="P23"><text:span text:style-name="T2">print objTest1.B</text:span></text:p>
      <text:p text:style-name="P23"><text:span text:style-name="T2">print objTest2.A</text:span></text:p>
      <text:p text:style-name="P23"><text:span text:style-name="T2">print objTest2.B</text:span></text:p>
      <text:p text:style-name="P23"><text:span text:style-name="T2">objTest1.A = 2</text:span></text:p>
      <text:p text:style-name="P23"><text:span text:style-name="T2">print objTest1.A</text:span></text:p>
      <text:p text:style-name="P23"><text:span text:style-name="T2">objTest1.B = 4</text:span></text:p>
      <text:p text:style-name="P23"><text:span text:style-name="T2">print objTest1.B</text:span></text:p>
      <text:p text:style-name="P23"><text:span text:style-name="T2">print objTest2.A</text:span></text:p>
      <text:p text:style-name="P23"><text:span text:style-name="T2">print objTest2.B</text:span></text:p>
      <text:p text:style-name="P23"><text:span text:style-name="T2">print TestClass.A</text:span></text:p>
      <text:p text:style-name="P23"><text:span text:style-name="T2">TestClass.A = 6</text:span></text:p>
      <text:p text:style-name="P23"><text:span text:style-name="T2">print TestClass.A</text:span></text:p>
      <text:p text:style-name="P23"><text:soft-page-break/><text:span text:style-name="T2">print ChildTestClass.A</text:span></text:p>
      <text:p text:style-name="P23"><text:span text:style-name="T2">ChildTestClass.A = 8</text:span></text:p>
      <text:p text:style-name="P23"><text:span text:style-name="T2">print ChildTestClass.A</text:span></text:p>
      <text:p text:style-name="P23"><text:span text:style-name="T2">print objTest1.A</text:span></text:p>
      <text:p text:style-name="P23"><text:span text:style-name="T2">print objTest1.B</text:span></text:p>
      <text:p text:style-name="P23"><text:span text:style-name="T2">print objTest2.A</text:span></text:p>
      <text:p text:style-name="P11"><text:span text:style-name="T8">print objTest2.B</text:span></text:p>
      <text:p text:style-name="P11"/>
      <text:p text:style-name="P11">&gt;&gt;output&gt;&gt;</text:p>
      <text:p text:style-name="P45"/>
      <text:p text:style-name="P31">Initializing class attribute with 1 value</text:p>
      <text:p text:style-name="P24">Initializing instance attribute with 3 value</text:p>
      <text:p text:style-name="P24">In instance __setattr__() setting B</text:p>
      <text:p text:style-name="P24">creating instance attribute B</text:p>
      <text:p text:style-name="P24">Initializing instance attribute with 3 value</text:p>
      <text:p text:style-name="P24">In instance __setattr__() setting B</text:p>
      <text:p text:style-name="P24">creating instance attribute B</text:p>
      <text:p text:style-name="P24">Read access to class attribute by instance id = 37237648 of 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237648 of TestClass</text:p>
      <text:p text:style-name="P24">3</text:p>
      <text:p text:style-name="P24">Read access to class attribute by instance id = 37237872 of Child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237872 of ChildTestClass</text:p>
      <text:p text:style-name="P24">3</text:p>
      <text:p text:style-name="P24">In instance __setattr__() setting A</text:p>
      <text:p text:style-name="P24">Read access to class attribute by instance id = 37237648 of TestClass</text:p>
      <text:p text:style-name="P24">directly</text:p>
      <text:p text:style-name="P24">Read access to class attribute by instance id = 37237648 of TestClass</text:p>
      <text:p text:style-name="P24">In instance __getattribute__() getting A</text:p>
      <text:p text:style-name="P24">directly</text:p>
      <text:p text:style-name="P24">1</text:p>
      <text:p text:style-name="P24">In instance __setattr__() setting B</text:p>
      <text:p text:style-name="P24">via descriptor</text:p>
      <text:p text:style-name="P24">In instance __getattribute__() getting __class__</text:p>
      <text:p text:style-name="P24">directly</text:p>
      <text:p text:style-name="P24">Updating instance attribute with value 4 requested by instance id = 37237648 of TestClass</text:p>
      <text:p text:style-name="P24">In instance __getattribute__() getting B</text:p>
      <text:p text:style-name="P24">via descriptor</text:p>
      <text:p text:style-name="P24">Read access to instance attribute by instance id = 37237648 of TestClass</text:p>
      <text:p text:style-name="P24">4</text:p>
      <text:p text:style-name="P24">Read access to class attribute by instance id = 37237872 of ChildTestClass</text:p>
      <text:p text:style-name="P24">In instance __getattribute__() getting A</text:p>
      <text:p text:style-name="P24">directly</text:p>
      <text:p text:style-name="P24">1</text:p>
      <text:p text:style-name="P24">In instance __getattribute__() getting B</text:p>
      <text:p text:style-name="P24">via descriptor</text:p>
      <text:p text:style-name="P24">Read access to instance attribute by instance id = 37237872 of ChildTestClass</text:p>
      <text:p text:style-name="P24">3</text:p>
      <text:p text:style-name="P24">Read access to class attribute by not an instance (None) of TestClass</text:p>
      <text:p text:style-name="P24">1</text:p>
      <text:p text:style-name="P24">In metaclass __setattr__() setting A</text:p>
      <text:p text:style-name="P24">via descriptor</text:p>
      <text:p text:style-name="P24">Updating class attribute with value 6 requested by instance id = 36998408 of TestClassMeta</text:p>
      <text:p text:style-name="P24"><text:soft-page-break/>Read access to class attribute by not an instance (None) of TestClass</text:p>
      <text:p text:style-name="P24">6</text:p>
      <text:p text:style-name="P24">Read access to class attribute by not an instance (None) of ChildTestClass</text:p>
      <text:p text:style-name="P24">6</text:p>
      <text:p text:style-name="P24">In metaclass __setattr__() setting A</text:p>
      <text:p text:style-name="P24">via descriptor</text:p>
      <text:p text:style-name="P24">Updating class attribute with value 8 requested by instance id = 36999352 of TestClassMeta</text:p>
      <text:p text:style-name="P24">Read access to class attribute by not an instance (None) of ChildTestClass</text:p>
      <text:p text:style-name="P24">8</text:p>
      <text:p text:style-name="P24">Read access to class attribute by instance id = 37237648 of TestClass</text:p>
      <text:p text:style-name="P24">In instance __getattribute__() getting A</text:p>
      <text:p text:style-name="P24">directly</text:p>
      <text:p text:style-name="P24">8</text:p>
      <text:p text:style-name="P24">In instance __getattribute__() getting B</text:p>
      <text:p text:style-name="P24">via descriptor</text:p>
      <text:p text:style-name="P24">Read access to instance attribute by instance id = 37237648 of TestClass</text:p>
      <text:p text:style-name="P24">4</text:p>
      <text:p text:style-name="P24">Read access to class attribute by instance id = 37237872 of ChildTestClass</text:p>
      <text:p text:style-name="P24">In instance __getattribute__() getting A</text:p>
      <text:p text:style-name="P24">directly</text:p>
      <text:p text:style-name="P24">8</text:p>
      <text:p text:style-name="P24">In instance __getattribute__() getting B</text:p>
      <text:p text:style-name="P24">via descriptor</text:p>
      <text:p text:style-name="P24">Read access to instance attribute by instance id = 37237872 of ChildTestClass</text:p>
      <text:p text:style-name="P31">3</text:p>
      <text:p text:style-name="P14"/>
      <text:p text:style-name="P40">As can be seen from the output, the entire scope of the implemented functionality matches the expected / desired behaviour pattern.</text:p>
      <text:h text:style-name="Heading_20_1" text:outline-level="1">Conclusion</text:h>
      <text:p text:style-name="P40">In order to ensure the usage of the defined getter and setter descriptors by the user class with or without its instantiation as well as on the instance and class attributes of an instance of the user class the following measures are required:</text:p>
      <text:list xml:id="list9073719484074199745" text:style-name="L1">
        <text:list-item>
          <text:p text:style-name="P41">Hooking into the attributes resolution by an instance of the user class by means of the custom special methods __<text:span text:style-name="T15">getattribute__</text:span><text:span text:style-name="T18">() and __</text:span><text:span text:style-name="T15">setattr</text:span><text:span text:style-name="T18">__() - fixes the descriptors usage on the instance attributes</text:span></text:p>
        </text:list-item>
        <text:list-item>
          <text:p text:style-name="P41"><text:span text:style-name="T18">Hooking into attributes resolution during assignment to the class attribute without instantiation of the user class – custom special method __</text:span><text:span text:style-name="T15">setattr</text:span><text:span text:style-name="T18">__() of the metaclass of the user class – fixes assignment to a class attribute without instantiation of the user class</text:span></text:p>
        </text:list-item>
        <text:list-item>
          <text:p text:style-name="P41"><text:span text:style-name="T18">The method above must perform direct look-up of the required class attribute in the class dictionaries of the user class and its super classes (if the attribute is inherited) using the MRO instead of using the ‘original’ </text:span><text:span text:style-name="T15">type.</text:span><text:span text:style-name="T18">__</text:span><text:span text:style-name="T15">getattribute</text:span><text:span text:style-name="T18">__() method – fixes inheritance issue</text:span></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Azarov</meta:initial-creator>
    <meta:creation-date>2018-05-18T14:49:26.869000000</meta:creation-date>
    <dc:date>2018-05-18T19:30:00.763737096</dc:date>
    <meta:editing-duration>PT2H10M59S</meta:editing-duration>
    <meta:editing-cycles>15</meta:editing-cycles>
    <meta:generator>LibreOffice/5.1.6.2$Linux_X86_64 LibreOffice_project/10m0$Build-2</meta:generator>
    <meta:document-statistic meta:table-count="0" meta:image-count="0" meta:object-count="0" meta:page-count="11" meta:paragraph-count="506" meta:word-count="3063" meta:character-count="22823" meta:non-whitespace-character-count="18457"/>
  </office:meta>
</office:document-meta>
</file>